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DaoSupportTests.init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DaoSupportTests.testJdbcDaoSupportWith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dbcDaoSupportTests.testJdbcDaoSupportWithJdbc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